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ChangeEvent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ChangeEvent.CacheChangeEvent( @ NonNullable ICache &lt; V &gt;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